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flichtenheft" style:family="table">
      <style:table-properties style:width="17.595cm" fo:margin-left="0cm" table:align="left"/>
    </style:style>
    <style:style style:name="Pflichtenheft.A" style:family="table-column">
      <style:table-column-properties style:column-width="4.524cm"/>
    </style:style>
    <style:style style:name="Pflichtenheft.B" style:family="table-column">
      <style:table-column-properties style:column-width="13.07cm"/>
    </style:style>
    <style:style style:name="Pflichtenheft.1" style:family="table-row">
      <style:table-row-properties style:min-row-height="2.346cm"/>
    </style:style>
    <style:style style:name="Pflichtenheft.A1" style:family="table-cell">
      <style:table-cell-properties fo:padding="0.097cm" fo:border-left="0.05pt solid #000000" fo:border-right="none" fo:border-top="0.05pt solid #000000" fo:border-bottom="0.05pt solid #000000"/>
    </style:style>
    <style:style style:name="Pflichtenheft.B1" style:family="table-cell">
      <style:table-cell-properties fo:padding="0.097cm" fo:border="0.05pt solid #000000"/>
    </style:style>
    <style:style style:name="Pflichtenheft.2" style:family="table-row">
      <style:table-row-properties style:min-row-height="23.954cm"/>
    </style:style>
    <style:style style:name="Pflichtenheft.A2" style:family="table-cell">
      <style:table-cell-properties fo:padding="0.097cm" fo:border-left="0.05pt solid #000000" fo:border-right="none" fo:border-top="none" fo:border-bottom="0.05pt solid #000000"/>
    </style:style>
    <style:style style:name="Pflichtenheft.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text-properties fo:language="de" fo:country="DE"/>
    </style:style>
    <style:style style:name="P3" style:family="paragraph" style:parent-style-name="Table_20_Contents">
      <style:text-properties fo:language="de" fo:country="DE"/>
    </style:style>
    <style:style style:name="P4" style:family="paragraph" style:parent-style-name="Table_20_Contents">
      <style:text-properties fo:language="de" fo:country="DE" fo:font-weight="normal" style:font-weight-asian="normal" style:font-weight-complex="normal"/>
    </style:style>
    <style:style style:name="P5" style:family="paragraph" style:parent-style-name="Table_20_Contents">
      <style:text-properties fo:language="de" fo:country="DE" fo:font-weight="bold" style:font-weight-asian="bold" style:font-weight-complex="bold"/>
    </style:style>
    <style:style style:name="P6" style:family="paragraph" style:parent-style-name="Table_20_Contents">
      <style:text-properties fo:language="de" fo:country="DE" fo:font-style="italic" style:font-style-asian="italic" style:font-style-complex="italic"/>
    </style:style>
    <style:style style:name="P7" style:family="paragraph" style:parent-style-name="Table_20_Contents">
      <style:text-properties fo:language="de" fo:country="DE" fo:font-style="italic" style:text-underline-style="solid" style:text-underline-width="auto" style:text-underline-color="font-color" style:font-style-asian="italic" style:font-style-complex="italic"/>
    </style:style>
    <style:style style:name="P8" style:family="paragraph" style:parent-style-name="Table_20_Contents">
      <style:text-properties fo:language="de" fo:country="DE" fo:font-style="normal" style:font-style-asian="normal" style:font-style-complex="normal"/>
    </style:style>
    <style:style style:name="P9" style:family="paragraph" style:parent-style-name="Table_20_Contents">
      <style:text-properties fo:language="de" fo:country="DE"/>
    </style:style>
    <style:style style:name="P10" style:family="paragraph" style:parent-style-name="Table_20_Contents" style:list-style-name="L1">
      <style:text-properties fo:language="de" fo:country="D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flichtenheft</text:p>
      <table:table table:name="Pflichtenheft" table:style-name="Pflichtenheft">
        <table:table-column table:style-name="Pflichtenheft.A"/>
        <table:table-column table:style-name="Pflichtenheft.B"/>
        <table:table-row table:style-name="Pflichtenheft.1">
          <table:table-cell table:style-name="Pflichtenheft.A1" office:value-type="string">
            <text:p text:style-name="P3"><text:span text:style-name="T2">Projekt</text:span>:</text:p>
            <text:p text:style-name="P3">Autor:</text:p>
            <text:p text:style-name="P3">Letzte Änderung:</text:p>
            <text:p text:style-name="P3">Dateiablage:</text:p>
          </table:table-cell>
          <table:table-cell table:style-name="Pflichtenheft.B1" office:value-type="string">
            <text:p text:style-name="P3">IT-Komponentenverwaltung</text:p>
            <text:p text:style-name="P3">IFA11D</text:p>
            <text:p text:style-name="P3">12.05.2014</text:p>
            <text:p text:style-name="P3">https://github.com/Projekt-IFA11D/components</text:p>
          </table:table-cell>
        </table:table-row>
        <table:table-row table:style-name="Pflichtenheft.2">
          <table:table-cell table:style-name="Pflichtenheft.A2" office:value-type="string">
            <text:p text:style-name="P3"><text:span text:style-name="T2">Ziel des Systems</text:span>:</text:p>
            <text:p text:style-name="P3"/>
            <text:p text:style-name="P3"/>
            <text:p text:style-name="P3"/>
            <text:p text:style-name="P3"/>
            <text:p text:style-name="P3"/>
            <text:p text:style-name="P3"/>
            <text:p text:style-name="P3"/>
            <text:p text:style-name="P3"><text:span text:style-name="T3">Anforderungsliste</text:span>:</text:p>
            <text:p text:style-name="P3"/>
            <text:p text:style-name="P3"><text:span text:style-name="T1">Produktfunktionen</text:span>:</text:p>
            <text:p text:style-name="P3"/>
            <text:p text:style-name="P3"/>
            <text:p text:style-name="P3">1.1</text:p>
            <text:p text:style-name="P3"/>
            <text:p text:style-name="P3"/>
            <text:p text:style-name="P3"/>
            <text:p text:style-name="P3">1.2</text:p>
            <text:p text:style-name="P3"/>
            <text:p text:style-name="P3"/>
            <text:p text:style-name="P3"/>
            <text:p text:style-name="P3"/>
            <text:p text:style-name="P3"/>
            <text:p text:style-name="P3"/>
            <text:p text:style-name="P3"/>
            <text:p text:style-name="P3">1.3</text:p>
            <text:p text:style-name="P3"/>
            <text:p text:style-name="P3"/>
            <text:p text:style-name="P3"/>
            <text:p text:style-name="P3"/>
            <text:p text:style-name="P3"/>
            <text:p text:style-name="P3"/>
            <text:p text:style-name="P3"/>
            <text:p text:style-name="P3">1.4</text:p>
            <text:p text:style-name="P3"/>
            <text:p text:style-name="P3"/>
            <text:p text:style-name="P3"/>
            <text:p text:style-name="P3"/>
            <text:p text:style-name="P3"/>
            <text:p text:style-name="P3"/>
            <text:p text:style-name="P3"/>
            <text:p text:style-name="P3"><text:span text:style-name="T1">Produktdaten</text:span>:</text:p>
            <text:p text:style-name="P3"/>
            <text:p text:style-name="P3"><text:span text:style-name="T1">Leistungsanforderungen</text:span>/<text:span text:style-name="T1">Rahmenbedingungen</text:span>:</text:p>
            <text:p text:style-name="P3">2.1</text:p>
            <text:p text:style-name="P3"/>
            <text:p text:style-name="P3"/>
            <text:p text:style-name="P3"/>
            <text:p text:style-name="P3"/>
            <text:p text:style-name="P3">2.2</text:p>
            <text:p text:style-name="P3"/>
            <text:p text:style-name="P3"/>
            <text:p text:style-name="P3">2.3</text:p>
            <text:p text:style-name="P3"/>
            <text:p text:style-name="P3"/>
            <text:p text:style-name="P3">2.4</text:p>
            <text:p text:style-name="P4"/>
            <text:p text:style-name="P4">2.5</text:p>
            <text:p text:style-name="P5"/>
            <text:p text:style-name="P5"/>
            <text:p text:style-name="P4">2.6</text:p>
            <text:p text:style-name="P5"/>
            <text:p text:style-name="P5">Schnittstellen</text:p>
            <text:p text:style-name="P4">3.1</text:p>
            <text:p text:style-name="P4"/>
            <text:p text:style-name="P5"/>
            <text:p text:style-name="P5"/>
            <text:p text:style-name="P5"/>
            <text:p text:style-name="P5">Infrastruktur</text:p>
            <text:p text:style-name="P4">4.1</text:p>
            <text:p text:style-name="P5"/>
            <text:p text:style-name="P5"/>
            <text:p text:style-name="P5"/>
            <text:p text:style-name="P5"/>
            <text:p text:style-name="P5"/>
            <text:p text:style-name="P4">4.2</text:p>
            <text:p text:style-name="P5"/>
            <text:p text:style-name="P5"/>
            <text:p text:style-name="P5"/>
            <text:p text:style-name="P5"/>
            <text:p text:style-name="P5"/>
            <text:p text:style-name="P4">4.3</text:p>
            <text:p text:style-name="P5"/>
            <text:p text:style-name="P5"/>
            <text:p text:style-name="P5"/>
            <text:p text:style-name="P5"/>
            <text:p text:style-name="P5"/>
            <text:p text:style-name="P5">Termin der Abnahme</text:p>
          </table:table-cell>
          <table:table-cell table:style-name="Pflichtenheft.B2" office:value-type="string">
            <text:p text:style-name="P3">Realisierung einer IT-gestützten Verwaltung aller IT-Komponenten an der Martin-Segitz-Schule, B3.</text:p>
            <text:p text:style-name="P3">Der Zusatznutzen gegenüber dem bisherigen Verfahren besteht darin, die Verwaltung benutzerfreundlich an einem zentralen Ort zu pflegen, Übersichtlichkeit herzustellen und damit Fehlern im Bestand vorzubeugen.</text:p>
            <text:p text:style-name="P3"/>
            <text:p text:style-name="P3">Der funktionale Umfang der Benutzeroberfläche ist im Anhang ersichtlich.</text:p>
            <text:p text:style-name="P3"/>
            <text:p text:style-name="P3"/>
            <text:p text:style-name="P3"/>
            <text:p text:style-name="P3">Die zu speichernden Daten können dem Datenmodell im Anhang entnommen werden.</text:p>
            <text:p text:style-name="P3"/>
            <text:p text:style-name="P3">Erfassung, Bearbeitung, Löschung und Anzeige der Stammdaten von Lieferanten und Räume (optional Komponentenarten/-attribute) über eine webbasierte Anwendung in Listenform.</text:p>
            <text:p text:style-name="P3"/>
            <text:p text:style-name="P3">Erfassung von neu eingetroffenen IT Komponenten mit Anzahl, Attributen, Attributswerten in einem benutzerfreundlichen Wizzard. Attribute werden automatisch auf Sinnhaftigkeit überprüft. Neue Komponenten werden beim Erfassen nach Benutzerwunsch anderen Komponenten zugeordnet.</text:p>
            <text:p text:style-name="P3">Einkaufsdatum, Lieferant und eventuelle Zusatzinformationen zu Rechnung oder Gewährleistungen werden ebenfalls gespeichert.</text:p>
            <text:p text:style-name="P3"/>
            <text:p text:style-name="P3">Vorhandene Komponenten können über ein Formular beliebig anderen Komponenten und Räumen zugeordnet oder vorhandene Zuordnungen aufgehoben werden.</text:p>
            <text:p text:style-name="P3">Nicht zugeordnete Komponenten werden ins Lager transferiert und können von dort aus anderen Komponenten zugeordnet oder ausgemustert werden.</text:p>
            <text:p text:style-name="P3">Zuordnungsvorgänge (Ein-/Ausbau) werden zeitlich erfasst und sind somit nachvollziehbar festgehalten.</text:p>
            <text:p text:style-name="P3"/>
            <text:p text:style-name="P3">Der komplette erfasste Bestand wird in einem tabellarisch angelegten Formular angezeigt werden, und kann nach beliebigen Kriterien wie z.B. Attributswerden, Datum, Konfiguration, Ausstattung gefiltert werden.</text:p>
            <text:p text:style-name="P3">Detailinformationen zu einzelnen Komponenten können gesondert angezeigt werden.</text:p>
            <text:p text:style-name="P3"/>
            <text:p text:style-name="P3"/>
            <text:p text:style-name="P3"/>
            <text:p text:style-name="P3"/>
            <text:p text:style-name="P3"/>
            <text:p text:style-name="P3"/>
            <text:p text:style-name="P3"/>
            <text:p text:style-name="P3">Entwicklung einer webbasierten Anwendung mit PHP 5.4, Bootstrap 3, jQuery 1.11.0, und HTML.</text:p>
            <text:p text:style-name="P3">Die Anwendung wird für eine Client-Server Umgebung in der Martin-Segitz-Schule B3 Fürth entwickelt.</text:p>
            <text:p text:style-name="P5"/>
            <text:p text:style-name="P4">Zentrale und konsistente Speicherung der Daten in einer MySQL Datenbank (v5.6) unter dem Betriebssystem Windows Server 2008R2.</text:p>
            <text:p text:style-name="P5"/>
            <text:p text:style-name="P4">Identische Komponenten werden möglichst einfach und mit wenig Arbeits- und Zeitaufwand angelegt.</text:p>
            <text:p text:style-name="P5"/>
            <text:p text:style-name="P4">Vorhandene Komponenten können nachträglich vervielfacht werden.</text:p>
            <text:p text:style-name="P4"/>
            <text:p text:style-name="P4">Die Anwendung auf der Benutzerseite ist ausgelegt für einen aktuellen Internet Explorer 10.</text:p>
            <text:p text:style-name="P4"/>
            <text:p text:style-name="P4">Die Dokumentation des Quellcodes erfolgt nach der ISO 9001 Norm.</text:p>
            <text:p text:style-name="P5"/>
            <text:p text:style-name="P5"/>
            <text:p text:style-name="P5">Informationsabfrage</text:p>
            <text:list xml:id="list604266122" text:style-name="L1">
              <text:list-item>
                <text:p text:style-name="P10">Raumweise Darstellung von Komponenten und Komplettsystemen</text:p>
              </text:list-item>
              <text:list-item>
                <text:p text:style-name="P10">Bestands/Inventarliste als druckbare Version verfügbar und exportierbar im csv-Format</text:p>
              </text:list-item>
            </text:list>
            <text:p text:style-name="P3"/>
            <text:p text:style-name="P3"/>
            <text:p text:style-name="P6"><text:span text:style-name="T4">Unterrichtsnetz</text:span> (wlan)</text:p>
            <text:p text:style-name="P8">VLAN1 </text:p>
            <text:p text:style-name="P8"><text:span text:style-name="T1">Betriebssystem</text:span>: Windows Server 2008 </text:p>
            <text:p text:style-name="P8"><text:span text:style-name="T1">Dienste</text:span>: Apache Webserver, Domaincontroller, ActiveDirectory</text:p>
            <text:p text:style-name="P8"><text:span text:style-name="T1">Benutzer/</text:span><text:span text:style-name="T1">Client</text:span>: Systembetreuung, Lehrer/Schüler Clients </text:p>
            <text:p text:style-name="P8">Access Point WPA2 (Lehrer/Schüler Clients)</text:p>
            <text:p text:style-name="P8"/>
            <text:p text:style-name="P7">Verwaltungsnetz</text:p>
            <text:p text:style-name="P8">VLAN 2</text:p>
            <text:p text:style-name="P8"><text:span text:style-name="T1">Betriebssystem</text:span>: Windows Server 2008</text:p>
            <text:p text:style-name="P8"><text:span text:style-name="T1">Dienste</text:span>: Datenbankserver MySQL v5.6.17.0</text:p>
            <text:p text:style-name="P8"><text:span text:style-name="T1">Benutzer/</text:span><text:span text:style-name="T1">Client</text:span>: Schulleiter, Sekretariat </text:p>
            <text:p text:style-name="P8"/>
            <text:p text:style-name="P8"/>
            <text:p text:style-name="P3">Benutzerverwaltung</text:p>
            <text:p text:style-name="P3">Server (netz,os,ip,dienste)</text:p>
            <text:p text:style-name="P3">im unterrichtsnetz, hat windows server 2008, domain controller</text:p>
            <text:p text:style-name="P3">Client (netz,os,IE,benutzer)</text:p>
            <text:p text:style-name="P3"/>
            <text:p text:style-name="P3"/>
          </table:table-cell>
        </table:table-row>
      </table:table>
      <text:p text:style-name="P2"/>
      <text:p text:style-name="P2"/>
      <text:p text:style-name="P2"/>
      <text:p text:style-name="P2"/>
      <text:p text:style-name="P2"/>
      <text:p text:style-name="P2">Die unterschreibenden Personen versichern, dass die in diesem Dokument aufgestelllten Anforderungen das zu entwickelnde System vollständig beschreiben. Es sind zum Zeitpunkt der Unterschriftsleistung keine weiteren Anforderungen bekannt, die nicht in diesem Dokument beschrieben wurden. </text:p>
      <text:p text:style-name="P2">Es gelten keinerlei Anforderungen, die weiteren Dokumenten beschrieben werden, außer dieser detaillieren die im Pflichtenheft bestehenden Anforderungen.</text:p>
      <text:p text:style-name="P2">Zusätzliche Anforderungen oder Änderungen an den bestehenden Anforderungen bedürfen der Schriftform.</text:p>
      <text:p text:style-name="P2"/>
      <text:p text:style-name="P2">Projekt-Aufraggeber</text:p>
      <text:p text:style-name="P2"><text:s text:c="32"/>__________________________________________________________</text:p>
      <text:p text:style-name="P2"><text:s text:c="32"/>Ort, Datum, Unterschrift</text:p>
      <text:p text:style-name="P2">Projekt-Leitung</text:p>
      <text:p text:style-name="P2"><text:s text:c="32"/>__________________________________________________________</text:p>
      <text:p text:style-name="P2"><text:s text:c="32"/>Ort, Datum, 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Meister</meta:initial-creator>
    <meta:creation-date>2014-05-12T08:32:13.385097338</meta:creation-date>
    <dc:date>2014-05-13T09:36:31</dc:date>
    <meta:editing-duration>PT5H14M37S</meta:editing-duration>
    <meta:editing-cycles>29</meta:editing-cycles>
    <meta:generator>LibreOffice/3.5$Linux_X86_64 LibreOffice_project/350m1$Build-2</meta:generator>
    <meta:document-statistic meta:table-count="1" meta:image-count="0" meta:object-count="0" meta:page-count="1" meta:paragraph-count="77" meta:word-count="452" meta:character-count="4183" meta:non-whitespace-character-count="3677"/>
  </office:meta>
</office:document-meta>
</file>